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b2408" officeooo:paragraph-rsid="001b2408" style:font-size-asian="14pt" style:font-size-complex="16pt"/>
    </style:style>
    <style:style style:name="P2" style:family="paragraph" style:parent-style-name="Standard">
      <style:paragraph-properties fo:text-align="start" style:justify-single-word="false"/>
      <style:text-properties fo:font-size="12pt" officeooo:rsid="001b2408" officeooo:paragraph-rsid="001b2408" style:font-size-asian="10.5pt" style:font-size-complex="12pt"/>
    </style:style>
    <style:style style:name="P3" style:family="paragraph" style:parent-style-name="Standard">
      <style:paragraph-properties fo:text-align="start" style:justify-single-word="false"/>
      <style:text-properties fo:font-size="12pt" officeooo:rsid="001b9f67" officeooo:paragraph-rsid="001b9f67" style:font-size-asian="10.5pt" style:font-size-complex="12pt"/>
    </style:style>
    <style:style style:name="P4" style:family="paragraph" style:parent-style-name="Standard">
      <style:paragraph-properties fo:text-align="start" style:justify-single-word="false"/>
      <style:text-properties fo:font-size="12pt" officeooo:rsid="001c2a30" officeooo:paragraph-rsid="001c2a30" style:font-size-asian="10.5pt" style:font-size-complex="12pt"/>
    </style:style>
    <style:style style:name="P5" style:family="paragraph" style:parent-style-name="Standard">
      <style:paragraph-properties fo:text-align="start" style:justify-single-word="false"/>
      <style:text-properties fo:font-size="14pt" officeooo:rsid="001b2408" officeooo:paragraph-rsid="001b2408" style:font-size-asian="14pt" style:font-size-complex="14pt"/>
    </style:style>
    <style:style style:name="P6" style:family="paragraph" style:parent-style-name="Standard">
      <style:paragraph-properties fo:text-align="start" style:justify-single-word="false"/>
      <style:text-properties fo:font-size="14pt" officeooo:rsid="001b9f67" officeooo:paragraph-rsid="001b9f67" style:font-size-asian="12.25pt" style:font-size-complex="14pt"/>
    </style:style>
    <style:style style:name="P7" style:family="paragraph" style:parent-style-name="Header">
      <style:text-properties officeooo:rsid="001b2408" officeooo:paragraph-rsid="001b2408"/>
    </style:style>
    <style:style style:name="T1" style:family="text">
      <style:text-properties officeooo:rsid="001c2a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itial Specification for Pacnesia</text:p>
      <text:p text:style-name="P5">Introduction</text:p>
      <text:p text:style-name="P2">In this document I will be discussing and describing the game that I shall be making for the second assignment for principles and practices of programming. For my game I decided to take an old school 2D game and a good horror 3D game and combine them into one game which I have called Pacnesia.</text:p>
      <text:p text:style-name="P2"/>
      <text:p text:style-name="P5">Overview </text:p>
      <text:p text:style-name="P2">The general idea of the game if to follow a similar path the the PacMan game where the player has to collect all of the collectables from within the maze whilst avoiding the enemy ghost when they are seen. There will also be an open space element to the game were the player is able to move around more so they do not have to be in the maze the entire time. There will be several different object<text:span text:style-name="T1">s</text:span> that will be within the open space to give the player something to look at and wonder around. There will also be specials, like the ones in PacMan that give the player a special ability and make the ghosts run for home. </text:p>
      <text:p text:style-name="P3">To give the horror look and feel to the game, there will be several different environmental elements that will be used to build the tension. Randomly to will be set to scare and the people who are waking thought the maze. <text:s/>There will also be a lightning effect within the game that is set to trigger at at a random interval. The background music is also one way that the suspension will be raised.</text:p>
      <text:p text:style-name="P3"/>
      <text:p text:style-name="P6">What will be needed to achieve this goal</text:p>
      <text:p text:style-name="P3">For this to be achieved, it will need to have access to all of the following libraries to run.</text:p>
      <text:p text:style-name="P3">Boost will be needed to allow for the <text:span text:style-name="T1">OBJ </text:span>files to be read. SDL will be needed to run the visuals of the program such as the window and the basic environment setting. GLUT will also be needed to draw some the the shapes around the arena. These will all be needed as well as all the other C++ standard libraries. Having all of these will allow for the creation of the game. </text:p>
      <text:p text:style-name="P4">There will be several models that will be needed for this game which I will either model, or they will be used from open source and royalty free sources. This would include the bush wall and the open space elements such as a barn or a helicopt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2408" officeooo:paragraph-rsid="001b240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Louis Barker<text:tab/><text:tab/>SDAGE . PPP Assignment 2<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1:04:12.232864611</meta:creation-date>
    <dc:date>2015-05-05T11:39:53.981892111</dc:date>
    <meta:editing-duration>PT4M40S</meta:editing-duration>
    <meta:editing-cycles>1</meta:editing-cycles>
    <meta:document-statistic meta:table-count="0" meta:image-count="0" meta:object-count="0" meta:page-count="1" meta:paragraph-count="11" meta:word-count="409" meta:character-count="2156" meta:non-whitespace-character-count="1752"/>
    <meta:generator>LibreOffice/4.2.7.2$Linux_X86_64 LibreOffice_project/420m0$Build-2</meta:generator>
  </office:meta>
</office:document-meta>
</file>